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37" calcext:value-type="float">
            <text:p>37</text:p>
          </table:table-cell>
          <table:table-cell table:style-name="ce2" table:formula="of:=SUM([.C3:.C150])" office:value-type="float" office:value="33.5" calcext:value-type="float">
            <text:p>33,5</text:p>
          </table:table-cell>
          <table:table-cell table:style-name="ce2" table:formula="of:=SUM([.B2:.C2])" office:value-type="float" office:value="70.5" calcext:value-type="float">
            <text:p>70,5</text:p>
          </table:table-cell>
          <table:table-cell table:style-name="ce6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6" calcext:value-type="date">
            <text:p>2016-06-0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3" calcext:value-type="date">
            <text:p>2016-06-2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UM([.B25:.C25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8" calcext:value-type="date">
            <text:p>2016-06-2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SUM([.B26:.C26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6-06-30" calcext:value-type="date">
            <text:p>2016-06-30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27:.C27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6-07-01" calcext:value-type="date">
            <text:p>2016-07-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8:.C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office:forms form:automatic-focus="false" form:apply-design-mode="false"/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3mm" svg:height="89.94mm" svg:x="225.02mm" svg:y="16.08mm">
            <loext:p draw:notify-on-update-of-ranges="Reviews.B4:Reviews.E4 Reviews.A19:Reviews.E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1"/>
        <table:table-column table:style-name="co1" table:number-columns-repeated="3" table:default-cell-style-name="ce16"/>
        <table:table-column table:style-name="co1" table:default-cell-style-name="ce17"/>
        <table:table-column table:style-name="co4" table:default-cell-style-name="Default"/>
        <table:table-column table:style-name="co1" table:default-cell-style-name="ce19"/>
        <table:table-column table:style-name="co1" table:number-columns-repeated="1017" table:default-cell-style-name="Default"/>
        <table:table-row table:style-name="ro2">
          <table:table-cell table:style-name="ce7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3"/>
          <table:table-cell/>
          <table:table-cell table:style-name="ce13"/>
          <table:table-cell table:style-name="ce20"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4"/>
          <table:table-cell/>
          <table:table-cell table:style-name="ce14"/>
          <table:table-cell table:style-name="ce21" table:number-columns-repeated="1017"/>
        </table:table-row>
        <table:table-row table:style-name="ro2">
          <table:table-cell table:style-name="ce9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Categories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5" calcext:value-type="float">
            <text:p>2015</text:p>
          </table:table-cell>
          <table:table-cell/>
          <table:table-cell table:style-name="ce15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8"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8"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al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TOTAL</text:p>
          </table:table-cell>
          <table:table-cell table:style-name="ce15" table:formula="of:=SUM([.B5:.B17])" office:value-type="float" office:value="185" calcext:value-type="float">
            <text:p>185</text:p>
          </table:table-cell>
          <table:table-cell table:style-name="ce15" table:formula="of:=SUM([.C5:.C17])" office:value-type="float" office:value="212" calcext:value-type="float">
            <text:p>212</text:p>
          </table:table-cell>
          <table:table-cell table:style-name="ce15" table:formula="of:=SUM([.D5:.D17])" office:value-type="float" office:value="209" calcext:value-type="float">
            <text:p>209</text:p>
          </table:table-cell>
          <table:table-cell table:style-name="ce15" table:formula="of:=SUM([.E5:.E17])" office:value-type="float" office:value="215" calcext:value-type="float">
            <text:p>215</text:p>
          </table:table-cell>
          <table:table-cell/>
          <table:table-cell table:style-name="ce15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00-00-00</text:date>, <text:time style:data-style-name="N2" text:time-value="11:54:00.507758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7-01T11:54:24.015949640</dc:date>
    <meta:editing-duration>PT1H38M59S</meta:editing-duration>
    <meta:editing-cycles>44</meta:editing-cycles>
    <meta:generator>LibreOffice/5.0.6.2$Linux_X86_64 LibreOffice_project/00m0$Build-2</meta:generator>
    <meta:document-statistic meta:table-count="2" meta:cell-count="1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5:Reviews.E17 Reviews.B4:Reviews.E4" chart:data-source-has-labels="both" svg:x="0.525cm" svg:y="0.257cm" svg:width="23.751cm" svg:height="12.349cm">
          <chartooo:coordinate-region svg:x="2.01cm" svg:y="0.257cm" svg:width="22.266cm" svg:height="7.298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al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95cm" xlink:href=".." xlink:type="simple" chart:class="chart:bar" chart:style-name="ch1">
        <chart:legend svg:x="0cm" svg:y="0cm" style:legend-expansion="custom" chartooo:width="15.984cm" chartooo:height="8.995cm" style:legend-expansion-aspect-ratio="1.77698721511951" chart:style-name="ch2"/>
        <chart:plot-area chart:style-name="ch3" table:cell-range-address="Reviews.B4:Reviews.E4 Reviews.A19:Reviews.E19" chart:data-source-has-labels="row" svg:x="0.319cm" svg:y="0.179cm" svg:width="15.346cm" svg:height="8.637cm">
          <chartooo:coordinate-region svg:x="1.126cm" svg:y="0.378cm" svg:width="14.539cm" svg:height="7.791cm"/>
          <chart:axis chart:dimension="x" chart:name="primary-x" chart:style-name="ch4" chartooo:axis-type="auto">
            <chartooo:date-scale/>
            <chart:categories table:cell-range-address="Reviews.B4:Reviews.E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A19:Reviews.E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Reviews.B4:Reviews.E4</svg:desc>
                </draw:g>
              </table:table-cell>
              <table:table-cell office:value-type="float" office:value="2011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5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Reviews.A19:Reviews.E19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